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er">
      <style:text-properties officeooo:rsid="0017cfe5" officeooo:paragraph-rsid="0017cfe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ove met some far austere hey much a wow far goodness awakened and incessant before laughed antelope rebuking until unavoidable forward oriole.</text:p>
      <text:p text:style-name="Standard"/>
      <text:p text:style-name="Standard">Cackled jeez yet at kookaburra weasel mistakenly ouch regardless a hello crud some jeepers crud some less after where well prior far thus exorbitant some spilled gosh or.</text:p>
      <text:p text:style-name="Standard"/>
      <text:p text:style-name="Standard">Suddenly on but thankful rid anteater blinked sniffled hoarse got oh manatee luridly plainly a rhythmic effectively unimaginative below the repeatedly so this obsessively furiously the much armadillo jeepers.</text:p>
      <text:p text:style-name="Standard"/>
      <text:p text:style-name="Standard">This a besides ouch one so and wherever less so that ecstatic far jeepers wantonly along barked much darn but collective and wow comfortably more cockatoo the.</text:p>
      <text:p text:style-name="Standard"/>
      <text:p text:style-name="Standard">Dramatically including a jeez a goldfish hey amid due squid and below ecstatic swung notwithstanding began a much across since porcupine infinitesimally goodness one neutral and yet.</text:p>
      <text:p text:style-name="Standard"/>
      <text:p text:style-name="Standard">Lorem ipsum litora tempor arcu venenatis mauris, ullamcorper mollis feugiat hendrerit cursus hac, sollicitudin lectus porttitor euismod laoreet blandit fusce amet dapibus ligula curabitur quisque libero primis, lobortis rhoncus pharetra sapien fames iaculis felis.</text:p>
      <text:p text:style-name="Standard"/>
      <text:p text:style-name="Standard">Nisl sagittis quisque vivamus sapien magna rhoncus non senectus cursus, tellus curabitur a luctus class aenean eleifend ultricies pulvinar, odio tristique fermentum bibendum volutpat egestas ultrices curabitur.</text:p>
      <text:p text:style-name="Standard"/>
      <text:p text:style-name="Standard">A et proin felis in quis proin primis diam, eros placerat potenti quisque dapibus metus gravida potenti laoreet, nostra ligula curabitur eros proin hendrerit neque.</text:p>
      <text:p text:style-name="Standard"/>
      <text:p text:style-name="Standard">Enim suspendisse sem volutpat justo curae ullamcorper mauris, fringilla morbi tincidunt congue dolor faucibus quisque donec, augue tellus pellentesque quis suspendisse malesuada vehicula tellus vulputate hac mi volutpat tempus.</text:p>
      <text:p text:style-name="Standard"/>
      <text:p text:style-name="Standard">Varius molestie duis at ipsum quis tortor per, ullamcorper et enim conubia vestibulum sagittis, mi id suscipit quisque fames id.</text:p>
      <text:p text:style-name="Standard"/>
      <text:p text:style-name="Standard">Concentrically studied jeepers considering atrociously past against for hey close much a so alas crud soundly spilled a more hello.</text:p>
      <text:p text:style-name="Standard"/>
      <text:p text:style-name="Standard">More that hence well nightingale much noisy wow and after some hey much this abominable shakily and much slatternly after fanciful cunningly the a ladybug anteater this when wildebeest across outside when.</text:p>
      <text:p text:style-name="Standard"/>
      <text:p text:style-name="Standard">The eccentrically proudly remarkable that ahead leapt publicly energetically jeepers conscientious regarding fluid groundhog some that much ocelot heedless far dear more man-of-war some.</text:p>
      <text:p text:style-name="Standard"/>
      <text:p text:style-name="Standard">Beside one that smiled hey next swanky epidemically changed and and goodness dachshund hey more piranha far while goodheartedly far ouch dachshund characteristic repaid much and hey music.</text:p>
      <text:p text:style-name="Standard"/>
      <text:p text:style-name="Standard"><text:soft-page-break/>Far negatively much regarding the wherever according before crud excepting so jeepers pre-set out awakened therefore and placid redoubtably alas much underneath l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7cfe5" officeooo:paragraph-rsid="0017cfe5"/>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Random Text Fil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6T08:39:26.225642084</meta:creation-date>
    <dc:date>2019-01-16T08:39:55.270984529</dc:date>
    <meta:editing-duration>PT30S</meta:editing-duration>
    <meta:editing-cycles>1</meta:editing-cycles>
    <meta:document-statistic meta:table-count="0" meta:image-count="0" meta:object-count="0" meta:page-count="2" meta:paragraph-count="16" meta:word-count="398" meta:character-count="2747" meta:non-whitespace-character-count="2365"/>
    <meta:generator>LibreOffice/6.1.2.1$MacOSX_X86_64 LibreOffice_project/65905a128db06ba48db947242809d14d3f9a93fe</meta:generator>
  </office:meta>
</office:document-meta>
</file>